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88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385cm" fo:min-width="3.3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fill-color="#ffffff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26cm"/>
      <style:paragraph-properties style:writing-mode="lr-tb"/>
    </style:style>
    <style:style style:name="gr6" style:family="graphic" style:parent-style-name="standard">
      <style:graphic-properties draw:marker-start="Arrowheads_20_3" draw:marker-start-width="0.3cm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591cm"/>
      <style:paragraph-properties style:writing-mode="lr-tb"/>
    </style:style>
    <style:style style:name="gr8" style:family="graphic" style:parent-style-name="standard">
      <style:graphic-properties draw:marker-start="Arrowheads_20_5" draw:marker-start-width="0.3cm" draw:fill-color="#ffffff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10" style:family="graphic" style:parent-style-name="standard">
      <style:graphic-properties draw:marker-start="Arrowheads_20_7" draw:marker-start-width="0.3cm" draw:fill-color="#ffffff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2" style:family="graphic" style:parent-style-name="standard">
      <style:graphic-properties draw:marker-start="Arrowheads_20_8" draw:marker-start-width="0.3cm" draw:fill-color="#ffffff" draw:textarea-vertical-align="middle"/>
    </style:style>
    <style:style style:name="gr13" style:family="graphic" style:parent-style-name="standard">
      <style:graphic-properties draw:marker-start="Arrowheads_20_9" draw:marker-start-width="0.3cm" draw:fill-color="#ffffff" draw:textarea-vertical-align="middle"/>
    </style:style>
    <style:style style:name="gr14" style:family="graphic" style:parent-style-name="standard">
      <style:graphic-properties draw:marker-start="Arrowheads_20_10" draw:marker-start-width="0.3cm" draw:fill-color="#ffffff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16" style:family="graphic" style:parent-style-name="standard">
      <style:graphic-properties draw:marker-start="Arrowheads_20_11" draw:marker-start-width="0.3cm" draw:fill-color="#ffffff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18" style:family="graphic" style:parent-style-name="standard">
      <style:graphic-properties draw:marker-start="Arrowheads_20_12" draw:marker-start-width="0.3cm" draw:fill-color="#ffffff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95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909cm"/>
      <style:paragraph-properties style:writing-mode="lr-tb"/>
    </style:style>
    <style:style style:name="gr21" style:family="graphic" style:parent-style-name="standard">
      <style:graphic-properties draw:marker-start="Arrowheads_20_13" draw:marker-start-width="0.3cm" draw:fill-color="#ffffff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06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4.195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-color="#ffffff"/>
      <style:paragraph-properties fo:text-align="center"/>
      <style:text-properties fo:font-size="12pt" style:font-size-asian="18pt" style:font-size-complex="18pt"/>
    </style:style>
    <style:style style:name="P4" style:family="paragraph">
      <style:text-properties fo:font-size="8pt"/>
    </style:style>
    <style:style style:name="P5" style:family="paragraph">
      <loext:graphic-properties draw:fill="none" draw:fill-color="#ffffff"/>
      <style:text-properties fo:font-size="8pt" style:font-size-asian="18pt" style:font-size-complex="18pt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text-properties fo:font-size="8pt" style:font-size-asian="18pt" style:font-size-complex="18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indent="0cm"/>
      <style:text-properties fo:font-size="8pt" style:font-size-asian="18pt" style:font-size-complex="18pt"/>
    </style:style>
    <style:style style:name="P10" style:family="paragraph">
      <style:text-properties fo:font-size="6pt" style:font-size-asian="18pt" style:font-size-complex="18pt"/>
    </style:style>
    <style:style style:name="P11" style:family="paragraph">
      <loext:graphic-properties draw:fill="none" draw:fill-color="#ffffff"/>
      <style:text-properties fo:font-size="6pt" style:font-size-asian="18pt" style:font-size-complex="18pt"/>
    </style:style>
    <style:style style:name="P12" style:family="paragraph">
      <style:text-properties fo:font-size="14pt" style:font-size-asian="18pt" style:font-size-complex="18pt"/>
    </style:style>
    <style:style style:name="P13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8pt" style:font-size-asian="18pt" style:font-size-complex="18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8pt"/>
    </style:style>
    <style:style style:name="T5" style:family="text">
      <style:text-properties fo:font-size="6pt" style:font-size-asian="18pt" style:font-size-complex="18pt"/>
    </style:style>
    <style:style style:name="T6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193cm" svg:height="1.038cm" svg:x="2.905cm" svg:y="1.317cm">
          <draw:text-box>
            <text:p>Domino / shibboleth idp authentication integration flow</text:p>
          </draw:text-box>
        </draw:frame>
        <draw:custom-shape draw:style-name="gr2" draw:text-style-name="P3" draw:layer="layout" svg:width="3.81cm" svg:height="0.635cm" svg:x="1.317cm" svg:y="2.587cm">
          <text:p text:style-name="P2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0.635cm" svg:x="6.397cm" svg:y="2.587cm">
          <text:p text:style-name="P2"><text:span text:style-name="T1">servi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0.635cm" svg:x="15.287cm" svg:y="2.587cm">
          <text:p text:style-name="P2"><text:span text:style-name="T1">domin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0.635cm" svg:x="10.842cm" svg:y="2.587cm">
          <text:p text:style-name="P2"><text:span text:style-name="T1">idp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275cm" svg:height="0.569cm" svg:x="1.317cm" svg:y="3.53cm">
          <draw:text-box>
            <text:p text:style-name="P4"><text:span text:style-name="T2">https://service/</text:span><text:span text:style-name="T2">content</text:span></text:p>
          </draw:text-box>
        </draw:frame>
        <draw:line draw:style-name="gr4" draw:text-style-name="P6" draw:layer="layout" svg:x1="5.127cm" svg:y1="3.857cm" svg:x2="6.397cm" svg:y2="3.857cm">
          <text:p/>
        </draw:line>
        <draw:frame draw:style-name="gr5" draw:text-style-name="P5" draw:layer="layout" svg:width="4.445cm" svg:height="1.523cm" svg:x="6.397cm" svg:y="3.3cm">
          <draw:text-box>
            <text:p text:style-name="P7"><text:span text:style-name="T2">Generate </text:span><text:span text:style-name="T2">redirect to idp:</text:span></text:p>
            <text:p text:style-name="P7"><text:span text:style-name="T2"><text:s/></text:span><text:span text:style-name="T2">https://idp/idp/</text:span><text:span text:style-name="T2">profile/saml2/r</text:span><text:span text:style-name="T2">edirect/sso</text:span></text:p>
          </draw:text-box>
        </draw:frame>
        <draw:line draw:style-name="gr6" draw:text-style-name="P8" draw:layer="layout" svg:x1="5.127cm" svg:y1="4.492cm" svg:x2="6.397cm" svg:y2="4.492cm">
          <text:p/>
        </draw:line>
        <draw:frame draw:style-name="gr7" draw:text-style-name="P5" draw:layer="layout" svg:width="3.493cm" svg:height="1.841cm" svg:x="1.317cm" svg:y="4.238cm">
          <draw:text-box>
            <text:p text:style-name="P7"><text:span text:style-name="T2">Follow redirect to </text:span><text:span text:style-name="T2">idp:</text:span></text:p>
            <text:p text:style-name="P7"><text:span text:style-name="T2"><text:s/></text:span><text:span text:style-name="T2">https://idp/idp/profile/</text:span><text:span text:style-name="T2">saml2/redirect/sso</text:span></text:p>
          </draw:text-box>
        </draw:frame>
        <draw:line draw:style-name="gr8" draw:text-style-name="P8" draw:layer="layout" svg:x1="10.525cm" svg:y1="5.445cm" svg:x2="5.127cm" svg:y2="5.445cm">
          <text:p/>
        </draw:line>
        <draw:frame draw:style-name="gr9" draw:text-style-name="P5" draw:layer="layout" svg:width="3.81cm" svg:height="1.841cm" svg:x="10.842cm" svg:y="5.127cm">
          <draw:text-box>
            <text:p text:style-name="P7"><text:span text:style-name="T2">Generate redirect to </text:span><text:span text:style-name="T2">idp external auth </text:span><text:span text:style-name="T2">page:</text:span></text:p>
            <text:p text:style-name="P7"><text:span text:style-name="T2"/></text:p>
            <text:p text:style-name="P7"><text:span text:style-name="T2"><text:s/></text:span><text:span text:style-name="T2">https://idp/idp/extern</text:span><text:span text:style-name="T2">al.jsp</text:span></text:p>
            <text:p text:style-name="P7"><text:span text:style-name="T2"/></text:p>
          </draw:text-box>
        </draw:frame>
        <draw:line draw:style-name="gr10" draw:text-style-name="P8" draw:layer="layout" svg:x1="5.127cm" svg:y1="6.397cm" svg:x2="10.525cm" svg:y2="6.397cm">
          <text:p/>
        </draw:line>
        <draw:frame draw:style-name="gr11" draw:text-style-name="P5" draw:layer="layout" svg:width="3.175cm" svg:height="1.841cm" svg:x="1.317cm" svg:y="6.144cm">
          <draw:text-box>
            <text:p text:style-name="P7"><text:span text:style-name="T2">Follow redirect to idp </text:span><text:span text:style-name="T2">external auth:</text:span></text:p>
            <text:p text:style-name="P9"><text:span text:style-name="T3"><text:s/></text:span><text:span text:style-name="T2"><text:s/></text:span><text:span text:style-name="T2">https://idp/idp/extern</text:span><text:span text:style-name="T2">al.jsp</text:span></text:p>
          </draw:text-box>
        </draw:frame>
        <draw:line draw:style-name="gr12" draw:text-style-name="P8" draw:layer="layout" svg:x1="10.525cm" svg:y1="7.35cm" svg:x2="4.81cm" svg:y2="7.35cm">
          <text:p/>
        </draw:line>
        <draw:frame draw:style-name="gr9" draw:text-style-name="P5" draw:layer="layout" svg:width="3.81cm" svg:height="2.159cm" svg:x="10.842cm" svg:y="7.096cm">
          <draw:text-box>
            <text:p text:style-name="P7"><text:span text:style-name="T2">Generate redirect to </text:span><text:span text:style-name="T2">domino auth </text:span><text:span text:style-name="T2">mechanism:</text:span></text:p>
            <text:p text:style-name="P7"><text:span text:style-name="T2"><text:s/></text:span><text:span text:style-name="T2">https://domino/auth_</text:span><text:span text:style-name="T2">user?</text:span><text:span text:style-name="T2">idp_key=&lt;key&gt;</text:span></text:p>
            <text:p text:style-name="P7"><text:span text:style-name="T2"/></text:p>
          </draw:text-box>
        </draw:frame>
        <draw:frame draw:style-name="gr11" draw:text-style-name="P5" draw:layer="layout" svg:width="3.175cm" svg:height="2.795cm" svg:x="1.317cm" svg:y="8.302cm">
          <draw:text-box>
            <text:p text:style-name="P7"><text:span text:style-name="T2">Follow redirect to </text:span><text:span text:style-name="T2">domino auth </text:span><text:span text:style-name="T2">mechanism:</text:span></text:p>
            <text:p text:style-name="P7"><text:span text:style-name="T2"/></text:p>
            <text:p text:style-name="P9"><text:span text:style-name="T2">https://domino/</text:span><text:span text:style-name="T2">auth_user?</text:span><text:span text:style-name="T2">idp_key=&lt;key&gt;</text:span></text:p>
            <text:p text:style-name="P9"><text:span text:style-name="T4"/></text:p>
          </draw:text-box>
        </draw:frame>
        <draw:line draw:style-name="gr13" draw:text-style-name="P8" draw:layer="layout" svg:x1="4.81cm" svg:y1="8.62cm" svg:x2="10.525cm" svg:y2="8.62cm">
          <text:p/>
        </draw:line>
        <draw:line draw:style-name="gr14" draw:text-style-name="P8" draw:layer="layout" svg:x1="14.97cm" svg:y1="10.207cm" svg:x2="4.492cm" svg:y2="10.207cm">
          <text:p/>
        </draw:line>
        <draw:frame draw:style-name="gr15" draw:text-style-name="P5" draw:layer="layout" svg:width="4.128cm" svg:height="2.477cm" svg:x="15.287cm" svg:y="9.89cm">
          <draw:text-box>
            <text:p text:style-name="P7"><text:span text:style-name="T2">Authenticate user, </text:span><text:span text:style-name="T2">generate redirect </text:span><text:span text:style-name="T2">back to idp with key </text:span><text:span text:style-name="T2">and auth id:</text:span></text:p>
            <text:p text:style-name="P7"><text:span text:style-name="T2"/></text:p>
            <text:p text:style-name="P9"><text:span text:style-name="T2">https://idp/idp/</text:span><text:span text:style-name="T2">external.jsp?</text:span><text:span text:style-name="T2">idp_key=&lt;key&gt;&amp;aut</text:span><text:span text:style-name="T2">h_id=&lt;auth_id&gt;</text:span></text:p>
          </draw:text-box>
        </draw:frame>
        <draw:line draw:style-name="gr16" draw:text-style-name="P8" draw:layer="layout" svg:x1="4.492cm" svg:y1="11.795cm" svg:x2="14.97cm" svg:y2="11.795cm">
          <text:p/>
        </draw:line>
        <draw:frame draw:style-name="gr11" draw:text-style-name="P5" draw:layer="layout" svg:width="3.175cm" svg:height="2.477cm" svg:x="1.317cm" svg:y="11.477cm">
          <draw:text-box>
            <text:p text:style-name="P7"><text:span text:style-name="T2">Follow redirect back </text:span><text:span text:style-name="T2">to idp:</text:span></text:p>
            <text:p text:style-name="P7"><text:span text:style-name="T2"/></text:p>
            <text:p text:style-name="P9"><text:span text:style-name="T2">https://idp/idp/</text:span><text:span text:style-name="T2">external.jsp?</text:span><text:span text:style-name="T2">idp_key=&lt;key&gt;&amp;aut</text:span><text:span text:style-name="T2">h_id=&lt;auth_id&gt;</text:span></text:p>
          </draw:text-box>
        </draw:frame>
        <draw:line draw:style-name="gr12" draw:text-style-name="P8" draw:layer="layout" svg:x1="10.207cm" svg:y1="13.065cm" svg:x2="4.492cm" svg:y2="13.065cm">
          <text:p/>
        </draw:line>
        <draw:frame draw:style-name="gr17" draw:text-style-name="P5" draw:layer="layout" svg:width="4.445cm" svg:height="0.889cm" svg:x="10.525cm" svg:y="15.033cm">
          <draw:text-box>
            <text:p text:style-name="P7"><text:span text:style-name="T2">Generate SAML </text:span><text:span text:style-name="T2">assertion and send </text:span><text:span text:style-name="T2">client back to </text:span><text:span text:style-name="T2">service</text:span></text:p>
          </draw:text-box>
        </draw:frame>
        <draw:line draw:style-name="gr18" draw:text-style-name="P8" draw:layer="layout" svg:x1="15.287cm" svg:y1="14.017cm" svg:x2="14.335cm" svg:y2="14.017cm">
          <text:p/>
        </draw:line>
        <draw:frame draw:style-name="gr19" draw:text-style-name="P5" draw:layer="layout" svg:width="4.128cm" svg:height="1.207cm" svg:x="15.287cm" svg:y="13.7cm">
          <draw:text-box>
            <text:p text:style-name="P7"><text:span text:style-name="T2">Validate </text:span><text:span text:style-name="T2">authentication and </text:span><text:span text:style-name="T2">return username / </text:span><text:span text:style-name="T2">attribute information </text:span><text:span text:style-name="T2">to idp</text:span></text:p>
          </draw:text-box>
        </draw:frame>
        <draw:frame draw:style-name="gr20" draw:text-style-name="P5" draw:layer="layout" svg:width="4.445cm" svg:height="2.159cm" svg:x="10.526cm" svg:y="12.748cm">
          <draw:text-box>
            <text:p text:style-name="P7"><text:span text:style-name="T2">Call domino auth </text:span><text:span text:style-name="T2">validation </text:span><text:span text:style-name="T2">mechanism:</text:span></text:p>
            <text:p text:style-name="P7"><text:span text:style-name="T2"/></text:p>
            <text:p text:style-name="P7"><text:span text:style-name="T2">https://domino/</text:span><text:span text:style-name="T2">auth_valid?</text:span><text:span text:style-name="T2">auth_id=&lt;auth_id&gt;</text:span></text:p>
          </draw:text-box>
        </draw:frame>
        <draw:frame draw:style-name="gr11" draw:text-style-name="P5" draw:layer="layout" svg:width="3.175cm" svg:height="1.205cm" svg:x="1.317cm" svg:y="15.605cm">
          <draw:text-box>
            <text:p text:style-name="P7"><text:span text:style-name="T2">Provide assertion to </text:span><text:span text:style-name="T2">service via either </text:span><text:span text:style-name="T2">redirect or post</text:span></text:p>
          </draw:text-box>
        </draw:frame>
        <draw:line draw:style-name="gr21" draw:text-style-name="P8" draw:layer="layout" svg:x1="4.492cm" svg:y1="15.605cm" svg:x2="10.207cm" svg:y2="15.605cm">
          <text:p/>
        </draw:line>
        <draw:frame draw:style-name="gr22" draw:text-style-name="P11" draw:layer="layout" svg:width="3.811cm" svg:height="0.489cm" svg:x="5.761cm" svg:y="15.287cm">
          <draw:text-box>
            <text:p text:style-name="P10"><text:span text:style-name="T5">redirect or autopost form </text:span><text:span text:style-name="T5">content</text:span></text:p>
          </draw:text-box>
        </draw:frame>
        <draw:line draw:style-name="gr4" draw:text-style-name="P6" draw:layer="layout" svg:x1="4.492cm" svg:y1="16.557cm" svg:x2="5.762cm" svg:y2="16.557cm">
          <text:p/>
        </draw:line>
        <draw:frame draw:style-name="gr5" draw:text-style-name="P5" draw:layer="layout" svg:width="4.445cm" svg:height="1.51cm" svg:x="5.762cm" svg:y="16.304cm">
          <draw:text-box>
            <text:p text:style-name="P7"><text:span text:style-name="T2">Service provides </text:span><text:span text:style-name="T2">content to client</text:span></text:p>
          </draw:text-box>
        </draw:frame>
        <draw:line draw:style-name="gr6" draw:text-style-name="P8" draw:layer="layout" svg:x1="4.492cm" svg:y1="17.51cm" svg:x2="5.762cm" svg:y2="17.51cm">
          <text:p/>
        </draw:line>
        <draw:frame draw:style-name="gr11" draw:text-style-name="P5" draw:layer="layout" svg:width="3.175cm" svg:height="0.887cm" svg:x="1.317cm" svg:y="17.192cm">
          <draw:text-box>
            <text:p text:style-name="P7"><text:span text:style-name="T2">Transaction </text:span><text:span text:style-name="T2">complete</text:span></text:p>
          </draw:text-box>
        </draw:frame>
        <draw:frame draw:style-name="gr23" draw:text-style-name="P13" draw:layer="layout" svg:width="18.097cm" svg:height="6.49cm" svg:x="1.635cm" svg:y="18.78cm">
          <draw:text-box>
            <text:p text:style-name="P12"><text:span text:style-name="T6">Notes:</text:span></text:p>
            <text:p text:style-name="P12"><text:span text:style-name="T1"/></text:p>
            <text:p text:style-name="P12"><text:span text:style-name="T1">idp and </text:span><text:span text:style-name="T1">domino </text:span><text:span text:style-name="T1">running on </text:span><text:span text:style-name="T1">same server </text:span><text:span text:style-name="T1">with same </text:span><text:span text:style-name="T1">server name </text:span><text:span text:style-name="T1">component of </text:span><text:span text:style-name="T1">URL, possibly </text:span><text:span text:style-name="T1">on different </text:span><text:span text:style-name="T1">ports or </text:span><text:span text:style-name="T1">possibly </text:span><text:span text:style-name="T1">behind </text:span><text:span text:style-name="T1">reverse proxy </text:span><text:span text:style-name="T1">on same port</text:span></text:p>
            <text:p text:style-name="P12"><text:span text:style-name="T1"/></text:p>
            <text:p text:style-name="P12"><text:span text:style-name="T1">idp_key will </text:span><text:span text:style-name="T1">be a spring </text:span><text:span text:style-name="T1">webflow </text:span><text:span text:style-name="T1">execution key </text:span><text:span text:style-name="T1">of the general </text:span><text:span text:style-name="T1">form </text:span><text:span text:style-name="T1">“e&lt;integer&gt;s&lt;</text:span><text:span text:style-name="T1">integer&gt;” but </text:span><text:span text:style-name="T1">should be </text:span><text:span text:style-name="T1">treated as </text:span><text:span text:style-name="T1">opaque; it just </text:span><text:span text:style-name="T1">needs to be </text:span><text:span text:style-name="T1">passed back </text:span><text:span text:style-name="T1">as is to idp </text:span><text:span text:style-name="T1">callback </text:span><text:span text:style-name="T1">along with </text:span><text:span text:style-name="T1">auth_id</text:span></text:p>
            <text:p text:style-name="P12"><text:span text:style-name="T1"/></text:p>
            <text:p text:style-name="P12"><text:span text:style-name="T1">auth_id from </text:span><text:span text:style-name="T1">domino could </text:span><text:span text:style-name="T1">be an explicit </text:span><text:span text:style-name="T1">parameter or </text:span><text:span text:style-name="T1">could be a </text:span><text:span text:style-name="T1">cookie; it just </text:span><text:span text:style-name="T1">needs to be </text:span><text:span text:style-name="T1">passed from </text:span><text:span text:style-name="T1">the domino </text:span><text:span text:style-name="T1">auth </text:span><text:span text:style-name="T1">mechanism to </text:span><text:span text:style-name="T1">the idp when </text:span><text:span text:style-name="T1">authentication </text:span><text:span text:style-name="T1">is successful, </text:span><text:span text:style-name="T1">and then </text:span><text:span text:style-name="T1">passed from </text:span><text:span text:style-name="T1">the idp to </text:span><text:span text:style-name="T1">domino to </text:span><text:span text:style-name="T1">validate the </text:span><text:span text:style-name="T1">auth and </text:span><text:span text:style-name="T1">retrieve </text:span><text:span text:style-name="T1">username/attri</text:span><text:span text:style-name="T1">butes </text:span><text:span text:style-name="T1">associated </text:span><text:span text:style-name="T1">with i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31T20:46:55.765936148</meta:creation-date>
    <dc:date>2021-08-31T21:23:28.003097556</dc:date>
    <meta:editing-duration>PT5M49S</meta:editing-duration>
    <meta:editing-cycles>2</meta:editing-cycles>
    <meta:generator>LibreOffice/7.1.3.2$Linux_X86_64 LibreOffice_project/10$Build-2</meta:generator>
    <meta:document-statistic meta:object-count="35"/>
  </office:meta>
</office:document-meta>
</file>